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cm"/>
    </style:style>
    <style:style style:name="gr7" style:family="graphic" style:parent-style-name="standard">
      <style:graphic-properties draw:marker-end="Arrow" draw:marker-end-width="0.3cm" draw:stroke-linejoin="roun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25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star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ircle draw:style-name="gr1" draw:text-style-name="P1" draw:layer="layout" svg:width="6cm" svg:height="6cm" svg:x="5.5cm" svg:y="5cm">
          <text:p text:style-name="P1">Idle</text:p>
        </draw:circle>
        <draw:circle draw:style-name="gr1" draw:text-style-name="P1" draw:layer="layout" svg:width="6cm" svg:height="6cm" svg:x="2.5cm" svg:y="16.5cm">
          <text:p text:style-name="P1">Work</text:p>
        </draw:circle>
        <draw:ellipse draw:style-name="gr1" draw:text-style-name="P1" draw:layer="layout" svg:width="5.5cm" svg:height="6cm" svg:x="14cm" svg:y="14.5cm">
          <text:p text:style-name="P1">Sleep</text:p>
        </draw:ellipse>
        <draw:line draw:style-name="gr2" draw:text-style-name="P1" draw:layer="layout" svg:x1="5cm" svg:y1="16.5cm" svg:x2="6.5cm" svg:y2="10.5cm">
          <text:p text:style-name="P1">Idle</text:p>
        </draw:line>
        <draw:line draw:style-name="gr3" draw:text-style-name="P1" draw:layer="layout" svg:x1="6cm" svg:y1="16.5cm" svg:x2="7.5cm" svg:y2="11cm">
          <text:p text:style-name="P1">Start</text:p>
        </draw:line>
        <draw:line draw:style-name="gr2" draw:text-style-name="P1" draw:layer="layout" svg:x1="11.5cm" svg:y1="9cm" svg:x2="16cm" svg:y2="14.5cm">
          <text:p text:style-name="P1">Sleep</text:p>
        </draw:line>
        <draw:line draw:style-name="gr3" draw:text-style-name="P1" draw:layer="layout" svg:x1="11cm" svg:y1="10cm" svg:x2="15cm" svg:y2="15cm">
          <text:p text:style-name="P1">Idle</text:p>
        </draw:line>
        <draw:line draw:style-name="gr3" draw:text-style-name="P1" draw:layer="layout" svg:x1="8.5cm" svg:y1="19cm" svg:x2="14cm" svg:y2="17cm">
          <text:p text:style-name="P1">Start</text:p>
        </draw:line>
        <draw:line draw:style-name="gr2" draw:text-style-name="P1" draw:layer="layout" svg:x1="8.5cm" svg:y1="20.5cm" svg:x2="14cm" svg:y2="18.5cm">
          <text:p text:style-name="P1">Sleep</text:p>
        </draw:line>
        <draw:frame draw:style-name="gr4" draw:text-style-name="P2" draw:layer="layout" svg:width="16cm" svg:height="2.75cm" svg:x="2.5cm" svg:y="1.5cm">
          <draw:text-box>
            <text:p text:style-name="P2"><text:span text:style-name="T1">CourierStateMachine</text:span></text:p>
          </draw:text-box>
        </draw:frame>
        <draw:line draw:style-name="gr3" draw:text-style-name="P1" draw:layer="layout" svg:x1="7cm" svg:y1="16.5cm" svg:x2="8.5cm" svg:y2="11cm">
          <text:p text:style-name="P1">Setup</text:p>
        </draw:line>
      </draw:page>
      <draw:page draw:name="page2" draw:style-name="dp1" draw:master-page-name="Обычный">
        <draw:circle draw:style-name="gr5" draw:text-style-name="P1" draw:layer="layout" svg:width="1cm" svg:height="1cm" svg:x="9.5cm" svg:y="4cm">
          <text:p/>
        </draw:circle>
        <draw:ellipse draw:style-name="gr1" draw:text-style-name="P1" draw:layer="layout" svg:width="6.5cm" svg:height="6cm" svg:x="2.5cm" svg:y="9cm">
          <text:p text:style-name="P1">DoCourierMissions</text:p>
        </draw:ellipse>
        <draw:circle draw:style-name="gr1" draw:text-style-name="P1" draw:layer="layout" svg:width="6cm" svg:height="6cm" svg:x="11.5cm" svg:y="9cm">
          <text:p text:style-name="P1">DoSetup</text:p>
        </draw:circle>
        <draw:line draw:style-name="gr3" draw:text-style-name="P1" draw:layer="layout" svg:x1="6.5cm" svg:y1="9cm" svg:x2="9.5cm" svg:y2="5cm">
          <text:p text:style-name="P1">Start</text:p>
        </draw:line>
        <draw:line draw:style-name="gr2" draw:text-style-name="P1" draw:layer="layout" svg:x1="10.5cm" svg:y1="5cm" svg:x2="13.5cm" svg:y2="9cm">
          <text:p text:style-name="P1">Setup</text:p>
        </draw:line>
        <draw:frame draw:style-name="gr6" draw:text-style-name="P2" draw:layer="layout" svg:width="5cm" svg:height="2.25cm" svg:x="8cm" svg:y="1.25cm">
          <draw:text-box>
            <text:p text:style-name="P2"><text:span text:style-name="T1">Work</text:span></text:p>
          </draw:text-box>
        </draw:frame>
        <draw:polyline draw:style-name="gr7" draw:text-style-name="P1" draw:layer="layout" svg:width="4.499cm" svg:height="3.499cm" draw:transform="rotate (-0.927293431584412) translate (6.09999571259364cm 13.7999987495148cm)" svg:viewBox="0 0 4500 3500" draw:points="0,8800 3400,10100 4500,10300 4000,9300 1500,6800">
          <text:p text:style-name="P1">GoToFinalState</text:p>
        </draw:polyline>
      </draw:page>
      <draw:page draw:name="page3" draw:style-name="dp1" draw:master-page-name="Обычный">
        <draw:frame draw:style-name="gr6" draw:text-style-name="P2" draw:layer="layout" svg:width="7cm" svg:height="2.25cm" svg:x="7cm" svg:y="1.75cm">
          <draw:text-box>
            <text:p text:style-name="P2"><text:span text:style-name="T1">DoSetup</text:span></text:p>
          </draw:text-box>
        </draw:frame>
        <draw:circle draw:style-name="gr5" draw:text-style-name="P1" draw:layer="layout" svg:width="1cm" svg:height="1cm" svg:x="10cm" svg:y="5cm">
          <text:p/>
        </draw:circle>
        <draw:ellipse draw:style-name="gr1" draw:text-style-name="P1" draw:layer="layout" svg:width="6.5cm" svg:height="6cm" svg:x="7cm" svg:y="9cm">
          <text:p text:style-name="P1">Initialization</text:p>
        </draw:ellipse>
        <draw:ellipse draw:style-name="gr1" draw:text-style-name="P1" draw:layer="layout" svg:width="7cm" svg:height="6.5cm" svg:x="7cm" svg:y="19.5cm">
          <text:p text:style-name="P1">SetOptions</text:p>
        </draw:ellipse>
        <draw:line draw:style-name="gr3" draw:text-style-name="P1" draw:layer="layout" svg:x1="10.5cm" svg:y1="9cm" svg:x2="10.5cm" svg:y2="6cm">
          <text:p text:style-name="P1">Setup</text:p>
        </draw:line>
        <draw:line draw:style-name="gr3" draw:text-style-name="P1" draw:layer="layout" svg:x1="10.5cm" svg:y1="19.5cm" svg:x2="10.5cm" svg:y2="15cm">
          <text:p text:style-name="P1">Initialized</text:p>
        </draw:line>
      </draw:page>
      <draw:page draw:name="page4" draw:style-name="dp1" draw:master-page-name="Обычный">
        <draw:frame draw:style-name="gr8" draw:text-style-name="P2" draw:layer="layout" svg:width="15cm" svg:height="2.5cm" svg:x="3.5cm" svg:y="1.5cm">
          <draw:text-box>
            <text:p text:style-name="P2"><text:span text:style-name="T1">DoCourierMissions</text:span></text:p>
          </draw:text-box>
        </draw:frame>
        <draw:circle draw:style-name="gr5" draw:text-style-name="P1" draw:layer="layout" svg:width="1cm" svg:height="1cm" svg:x="9.5cm" svg:y="4cm">
          <text:p/>
        </draw:circle>
        <draw:ellipse draw:style-name="gr1" draw:text-style-name="P1" draw:layer="layout" svg:width="6.5cm" svg:height="3.5cm" svg:x="7cm" svg:y="8cm">
          <text:p text:style-name="P1">Initialization</text:p>
        </draw:ellipse>
        <draw:line draw:style-name="gr3" draw:text-style-name="P1" draw:layer="layout" svg:x1="10cm" svg:y1="8cm" svg:x2="10cm" svg:y2="5cm">
          <text:p text:style-name="P1">Start</text:p>
        </draw:line>
        <draw:ellipse draw:style-name="gr1" draw:text-style-name="P1" draw:layer="layout" svg:width="5cm" svg:height="4.5cm" svg:x="14.5cm" svg:y="13.5cm">
          <text:p text:style-name="P1">GetMission</text:p>
        </draw:ellipse>
        <draw:ellipse draw:style-name="gr1" draw:text-style-name="P1" draw:layer="layout" svg:width="5.5cm" svg:height="4.5cm" svg:x="14cm" svg:y="23cm">
          <text:p text:style-name="P1">CompleteMission</text:p>
        </draw:ellipse>
        <draw:circle draw:style-name="gr1" draw:text-style-name="P1" draw:layer="layout" svg:width="4.5cm" svg:height="4.5cm" svg:x="2.5cm" svg:y="13cm">
          <text:p text:style-name="P1">GoToAgent</text:p>
        </draw:circle>
        <draw:ellipse draw:style-name="gr1" draw:text-style-name="P1" draw:layer="layout" svg:width="6cm" svg:height="4.5cm" svg:x="1.5cm" svg:y="23.5cm">
          <text:p text:style-name="P1">GoToDestination</text:p>
        </draw:ellipse>
        <draw:line draw:style-name="gr3" draw:text-style-name="P1" draw:layer="layout" svg:x1="5cm" svg:y1="13cm" svg:x2="9.5cm" svg:y2="11.5cm">
          <text:p text:style-name="P1">Initialized</text:p>
        </draw:line>
        <draw:line draw:style-name="gr3" draw:text-style-name="P1" draw:layer="layout" svg:x1="4.5cm" svg:y1="23.5cm" svg:x2="4.5cm" svg:y2="17.5cm">
          <text:p text:style-name="P1">GoToDestination</text:p>
        </draw:line>
        <draw:line draw:style-name="gr2" draw:text-style-name="P1" draw:layer="layout" svg:x1="7.5cm" svg:y1="25.5cm" svg:x2="14cm" svg:y2="25.5cm">
          <text:p text:style-name="P1">DestinationReached</text:p>
        </draw:line>
        <draw:line draw:style-name="gr3" draw:text-style-name="P1" draw:layer="layout" svg:x1="6.5cm" svg:y1="17cm" svg:x2="14cm" svg:y2="24cm">
          <text:p text:style-name="P1">RepeatAgent</text:p>
        </draw:line>
        <draw:line draw:style-name="gr2" draw:text-style-name="P1" draw:layer="layout" svg:x1="7cm" svg:y1="15cm" svg:x2="14.5cm" svg:y2="15cm">
          <text:p text:style-name="P1">AgentReached</text:p>
        </draw:line>
        <draw:line draw:style-name="gr3" draw:text-style-name="P1" draw:layer="layout" svg:x1="7cm" svg:y1="16cm" svg:x2="15cm" svg:y2="23cm">
          <text:p text:style-name="P1">NextAgent</text:p>
        </draw:line>
        <draw:line draw:style-name="gr3" draw:text-style-name="P1" draw:layer="layout" svg:x1="7.5cm" svg:y1="25cm" svg:x2="17.5cm" svg:y2="18cm">
          <text:p text:style-name="P1">GoToDestination</text:p>
        </draw:line>
        <draw:g>
          <draw:polyline draw:style-name="gr3" draw:text-style-name="P3" draw:layer="layout" svg:width="9.841cm" svg:height="11.234cm" draw:transform="rotate (0.380481776934692) translate (-2.17220807907599cm 14.0687356378941cm)" svg:viewBox="0 0 9842 11235" draw:points="0,35747 3435,25812 5571,24512 9842,24605">
            <text:p/>
          </draw:polyline>
          <draw:frame draw:style-name="gr9" draw:layer="layout" svg:width="5.5cm" svg:height="1cm" draw:transform="rotate (0.2617993877991) translate (1.464cm 11.229cm)">
            <draw:text-box>
              <text:p>GoToFinalState</text:p>
            </draw:text-box>
          </draw:frame>
        </draw:g>
        <draw:polyline draw:style-name="gr2" draw:text-style-name="P1" draw:layer="layout" svg:width="2.487cm" svg:height="1.044cm" draw:transform="rotate (-0.0996583002888574) translate (6.5692977574053cm 26.8069499626124cm)" svg:viewBox="0 0 2488 1045" draw:points="0,52737 1542,53085 2488,52488 1940,52041 448,52190">
          <text:p text:style-name="P1">AutopilotStopped</text:p>
        </draw:polyline>
        <draw:polyline draw:style-name="gr2" draw:text-style-name="P1" draw:layer="layout" svg:width="2.487cm" svg:height="1.044cm" draw:transform="rotate (0.162141087510243) translate (6.47315466183544cm 13.7181532969553cm)" svg:viewBox="0 0 2488 1045" draw:points="0,29863 1542,30211 2488,29614 1940,29166 448,29316">
          <text:p text:style-name="P1">AutopilotStopped</text:p>
        </draw:polyline>
      </draw:page>
      <draw:page draw:name="page5" draw:style-name="dp1" draw:master-page-name="Обычный">
        <draw:frame draw:style-name="gr10" draw:text-style-name="P2" draw:layer="layout" svg:width="9cm" svg:height="2cm" svg:x="6cm" svg:y="1.5cm">
          <draw:text-box>
            <text:p text:style-name="P2"><text:span text:style-name="T1">GoToAgent</text:span></text:p>
          </draw:text-box>
        </draw:frame>
        <draw:ellipse draw:style-name="gr5" draw:text-style-name="P1" draw:layer="layout" svg:width="3cm" svg:height="1cm" svg:x="8.5cm" svg:y="4.5cm">
          <text:p/>
        </draw:ellipse>
        <draw:circle draw:style-name="gr1" draw:text-style-name="P1" draw:layer="layout" svg:width="5.5cm" svg:height="5.5cm" svg:x="7.5cm" svg:y="12.5cm">
          <text:p text:style-name="P1">Autopilot</text:p>
        </draw:circle>
        <draw:line draw:style-name="gr3" draw:text-style-name="P1" draw:layer="layout" svg:x1="10cm" svg:y1="12.5cm" svg:x2="10cm" svg:y2="5.5cm">
          <text:p text:style-name="P1">RepeatAgent</text:p>
        </draw:line>
        <draw:line draw:style-name="gr3" draw:text-style-name="P1" draw:layer="layout" svg:x1="9cm" svg:y1="12.5cm" svg:x2="9cm" svg:y2="5.5cm">
          <text:p text:style-name="P1">Initialized</text:p>
        </draw:line>
        <draw:line draw:style-name="gr3" draw:text-style-name="P1" draw:layer="layout" svg:x1="11cm" svg:y1="12.5cm" svg:x2="11cm" svg:y2="5.5cm">
          <text:p text:style-name="P1">NextAgent</text:p>
        </draw:line>
      </draw:page>
      <draw:page draw:name="page6" draw:style-name="dp1" draw:master-page-name="Обычный">
        <draw:frame draw:style-name="gr10" draw:text-style-name="P2" draw:layer="layout" svg:width="13cm" svg:height="2cm" svg:x="4cm" svg:y="1.5cm">
          <draw:text-box>
            <text:p text:style-name="P2"><text:span text:style-name="T1">GoToDestination</text:span></text:p>
          </draw:text-box>
        </draw:frame>
        <draw:ellipse draw:style-name="gr5" draw:text-style-name="P1" draw:layer="layout" svg:width="2cm" svg:height="1cm" svg:x="9cm" svg:y="4.5cm">
          <text:p/>
        </draw:ellipse>
        <draw:circle draw:style-name="gr1" draw:text-style-name="P1" draw:layer="layout" svg:width="5.5cm" svg:height="5.5cm" svg:x="7.5cm" svg:y="12.5cm">
          <text:p text:style-name="P1">Autopilot</text:p>
        </draw:circle>
        <draw:line draw:style-name="gr3" draw:text-style-name="P1" draw:layer="layout" svg:x1="10.553cm" svg:y1="12.381cm" svg:x2="10.553cm" svg:y2="5.381cm">
          <text:p text:style-name="P1">GoToFinalState</text:p>
        </draw:line>
        <draw:line draw:style-name="gr3" draw:text-style-name="P1" draw:layer="layout" svg:x1="9.5cm" svg:y1="12.5cm" svg:x2="9.5cm" svg:y2="5.5cm">
          <text:p text:style-name="P1">GoToDestination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8T22:37:38.07</meta:creation-date>
    <dc:date>2010-11-09T00:05:00.99</dc:date>
    <meta:editing-duration>PT01H12M01S</meta:editing-duration>
    <meta:editing-cycles>21</meta:editing-cycles>
    <meta:generator>OpenOffice.org/3.2$Win32 OpenOffice.org_project/320m12$Build-9483</meta:generator>
    <meta:document-statistic meta:object-count="55"/>
  </office:meta>
</office:document-meta>
</file>